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0064" calcext:value-type="float">
            <text:p>140.7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52" calcext:value-type="float">
            <text:p>148.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3688" calcext:value-type="float">
            <text:p>138.4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7456" calcext:value-type="float">
            <text:p>136.6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24776" calcext:value-type="float">
            <text:p>134.2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6432" calcext:value-type="float">
            <text:p>132.9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8176" calcext:value-type="float">
            <text:p>134.7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7168" calcext:value-type="float">
            <text:p>139.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3984" calcext:value-type="float">
            <text:p>137.7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544" calcext:value-type="float">
            <text:p>138.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3768" calcext:value-type="float">
            <text:p>135.3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644" calcext:value-type="float">
            <text:p>135.3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9496" calcext:value-type="float">
            <text:p>137.6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27968" calcext:value-type="float">
            <text:p>138.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8528" calcext:value-type="float">
            <text:p>139.0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84" calcext:value-type="float">
            <text:p>139.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54576" calcext:value-type="float">
            <text:p>144.0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3184" calcext:value-type="float">
            <text:p>142.8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3368" calcext:value-type="float">
            <text:p>139.7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3984" calcext:value-type="float">
            <text:p>141.6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18456" calcext:value-type="float">
            <text:p>144.6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2184" calcext:value-type="float">
            <text:p>150.0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6816" calcext:value-type="float">
            <text:p>150.5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8464" calcext:value-type="float">
            <text:p>150.7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4472" calcext:value-type="float">
            <text:p>147.7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5648" calcext:value-type="float">
            <text:p>146.5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1528" calcext:value-type="float">
            <text:p>145.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9896" calcext:value-type="float">
            <text:p>144.7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134" calcext:value-type="float">
            <text:p>145.3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9984" calcext:value-type="float">
            <text:p>143.8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0016" calcext:value-type="float">
            <text:p>141.8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4392" calcext:value-type="float">
            <text:p>139.5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0424" calcext:value-type="float">
            <text:p>135.9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1288" calcext:value-type="float">
            <text:p>134.5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6232" calcext:value-type="float">
            <text:p>135.2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7768" calcext:value-type="float">
            <text:p>133.0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0104" calcext:value-type="float">
            <text:p>133.4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1576" calcext:value-type="float">
            <text:p>135.2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4256" calcext:value-type="float">
            <text:p>133.8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0312" calcext:value-type="float">
            <text:p>133.5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5456" calcext:value-type="float">
            <text:p>135.8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948" calcext:value-type="float">
            <text:p>136.8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6944" calcext:value-type="float">
            <text:p>134.8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64856" calcext:value-type="float">
            <text:p>134.8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1552" calcext:value-type="float">
            <text:p>135.8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28936" calcext:value-type="float">
            <text:p>137.0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0848" calcext:value-type="float">
            <text:p>134.8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37168" calcext:value-type="float">
            <text:p>135.8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0872" calcext:value-type="float">
            <text:p>138.0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57808" calcext:value-type="float">
            <text:p>140.9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1648" calcext:value-type="float">
            <text:p>137.3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116" calcext:value-type="float">
            <text:p>138.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00608" calcext:value-type="float">
            <text:p>140.5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8704" calcext:value-type="float">
            <text:p>141.2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3448" calcext:value-type="float">
            <text:p>140.3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4968" calcext:value-type="float">
            <text:p>144.9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9728" calcext:value-type="float">
            <text:p>144.8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0088" calcext:value-type="float">
            <text:p>144.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9752" calcext:value-type="float">
            <text:p>144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6616" calcext:value-type="float">
            <text:p>145.1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4152" calcext:value-type="float">
            <text:p>145.2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3464" calcext:value-type="float">
            <text:p>145.0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4168" calcext:value-type="float">
            <text:p>142.3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2608" calcext:value-type="float">
            <text:p>141.2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7288" calcext:value-type="float">
            <text:p>140.6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5976" calcext:value-type="float">
            <text:p>140.0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3416" calcext:value-type="float">
            <text:p>142.3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7624" calcext:value-type="float">
            <text:p>140.2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32568" calcext:value-type="float">
            <text:p>137.1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1616" calcext:value-type="float">
            <text:p>139.4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82" calcext:value-type="float">
            <text:p>141.8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1464" calcext:value-type="float">
            <text:p>140.4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5952" calcext:value-type="float">
            <text:p>148.2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612" calcext:value-type="float">
            <text:p>148.0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8624" calcext:value-type="float">
            <text:p>148.2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6504" calcext:value-type="float">
            <text:p>146.5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78704" calcext:value-type="float">
            <text:p>145.0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6256" calcext:value-type="float">
            <text:p>142.2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1416" calcext:value-type="float">
            <text:p>141.6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9696" calcext:value-type="float">
            <text:p>139.2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6248" calcext:value-type="float">
            <text:p>139.9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0776" calcext:value-type="float">
            <text:p>140.3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4496" calcext:value-type="float">
            <text:p>139.6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5368" calcext:value-type="float">
            <text:p>140.4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75496" calcext:value-type="float">
            <text:p>136.1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08312" calcext:value-type="float">
            <text:p>136.6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288" calcext:value-type="float">
            <text:p>137.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42184" calcext:value-type="float">
            <text:p>142.4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0632" calcext:value-type="float">
            <text:p>139.9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032" calcext:value-type="float">
            <text:p>139.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61496" calcext:value-type="float">
            <text:p>138.4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3272" calcext:value-type="float">
            <text:p>138.1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9144" calcext:value-type="float">
            <text:p>137.1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26528" calcext:value-type="float">
            <text:p>134.5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3352" calcext:value-type="float">
            <text:p>131.2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1008" calcext:value-type="float">
            <text:p>132.2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2856" calcext:value-type="float">
            <text:p>134.1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404" calcext:value-type="float">
            <text:p>139.0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732" calcext:value-type="float">
            <text:p>138.5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5592" calcext:value-type="float">
            <text:p>137.7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6496" calcext:value-type="float">
            <text:p>136.5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0696" calcext:value-type="float">
            <text:p>135.8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0512" calcext:value-type="float">
            <text:p>131.3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3604" calcext:value-type="float">
            <text:p>128.3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06856" calcext:value-type="float">
            <text:p>128.0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77672" calcext:value-type="float">
            <text:p>127.6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6592" calcext:value-type="float">
            <text:p>126.6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4832" calcext:value-type="float">
            <text:p>127.8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4432" calcext:value-type="float">
            <text:p>124.6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1204" calcext:value-type="float">
            <text:p>126.8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6048" calcext:value-type="float">
            <text:p>126.8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6488" calcext:value-type="float">
            <text:p>126.5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7976" calcext:value-type="float">
            <text:p>121.7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2024" calcext:value-type="float">
            <text:p>122.1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7952" calcext:value-type="float">
            <text:p>122.2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868" calcext:value-type="float">
            <text:p>122.7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0432" calcext:value-type="float">
            <text:p>123.0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2832" calcext:value-type="float">
            <text:p>123.2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60936" calcext:value-type="float">
            <text:p>126.3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3456" calcext:value-type="float">
            <text:p>123.6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9176" calcext:value-type="float">
            <text:p>127.5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21952" calcext:value-type="float">
            <text:p>123.8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672" calcext:value-type="float">
            <text:p>122.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2" calcext:value-type="float">
            <text:p>122.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44" calcext:value-type="float">
            <text:p>122.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4984" calcext:value-type="float">
            <text:p>122.9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51848" calcext:value-type="float">
            <text:p>123.7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64496" calcext:value-type="float">
            <text:p>124.3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2152" calcext:value-type="float">
            <text:p>125.4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7904" calcext:value-type="float">
            <text:p>127.2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04" calcext:value-type="float">
            <text:p>125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48288" calcext:value-type="float">
            <text:p>125.7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812" calcext:value-type="float">
            <text:p>125.9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1184" calcext:value-type="float">
            <text:p>126.8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836" calcext:value-type="float">
            <text:p>127.8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5912" calcext:value-type="float">
            <text:p>128.8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24048" calcext:value-type="float">
            <text:p>129.9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8736" calcext:value-type="float">
            <text:p>131.6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17968" calcext:value-type="float">
            <text:p>134.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4328" calcext:value-type="float">
            <text:p>135.9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1144" calcext:value-type="float">
            <text:p>134.1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5504" calcext:value-type="float">
            <text:p>138.5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304" calcext:value-type="float">
            <text:p>134.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32712" calcext:value-type="float">
            <text:p>141.3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7408" calcext:value-type="float">
            <text:p>141.5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53392" calcext:value-type="float">
            <text:p>139.1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77192" calcext:value-type="float">
            <text:p>139.0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548" calcext:value-type="float">
            <text:p>139.0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896" calcext:value-type="float">
            <text:p>136.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1704" calcext:value-type="float">
            <text:p>138.6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0736" calcext:value-type="float">
            <text:p>142.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6832" calcext:value-type="float">
            <text:p>140.0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4944" calcext:value-type="float">
            <text:p>137.8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9952" calcext:value-type="float">
            <text:p>138.2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0696" calcext:value-type="float">
            <text:p>143.4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5848" calcext:value-type="float">
            <text:p>136.7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12" calcext:value-type="float">
            <text:p>131.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2384" calcext:value-type="float">
            <text:p>132.6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796" calcext:value-type="float">
            <text:p>128.4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36952" calcext:value-type="float">
            <text:p>129.5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686" calcext:value-type="float">
            <text:p>129.7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0032" calcext:value-type="float">
            <text:p>131.3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9" calcext:value-type="float">
            <text:p>132.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98968" calcext:value-type="float">
            <text:p>134.9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7472" calcext:value-type="float">
            <text:p>137.5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9148" calcext:value-type="float">
            <text:p>145.1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916" calcext:value-type="float">
            <text:p>141.8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244" calcext:value-type="float">
            <text:p>141.4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4288" calcext:value-type="float">
            <text:p>139.4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0016" calcext:value-type="float">
            <text:p>141.8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8896" calcext:value-type="float">
            <text:p>140.5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672" calcext:value-type="float">
            <text:p>133.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3328" calcext:value-type="float">
            <text:p>139.4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37568" calcext:value-type="float">
            <text:p>139.0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0752" calcext:value-type="float">
            <text:p>140.8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9296" calcext:value-type="float">
            <text:p>132.2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22056" calcext:value-type="float">
            <text:p>135.3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65968" calcext:value-type="float">
            <text:p>137.6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9" calcext:value-type="float">
            <text:p>136.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502" calcext:value-type="float">
            <text:p>134.9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8888" calcext:value-type="float">
            <text:p>134.3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1064" calcext:value-type="float">
            <text:p>133.4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7104" calcext:value-type="float">
            <text:p>132.2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276" calcext:value-type="float">
            <text:p>132.5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76832" calcext:value-type="float">
            <text:p>128.5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1104" calcext:value-type="float">
            <text:p>133.8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8504" calcext:value-type="float">
            <text:p>132.0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556" calcext:value-type="float">
            <text:p>128.3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2552" calcext:value-type="float">
            <text:p>128.6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048" calcext:value-type="float">
            <text:p>129.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34" calcext:value-type="float">
            <text:p>130.0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1824" calcext:value-type="float">
            <text:p>131.9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4552" calcext:value-type="float">
            <text:p>133.1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1504" calcext:value-type="float">
            <text:p>133.1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5016" calcext:value-type="float">
            <text:p>132.3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344" calcext:value-type="float">
            <text:p>130.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7216" calcext:value-type="float">
            <text:p>127.0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0448" calcext:value-type="float">
            <text:p>127.7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92656" calcext:value-type="float">
            <text:p>128.6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876" calcext:value-type="float">
            <text:p>129.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484" calcext:value-type="float">
            <text:p>130.1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3248" calcext:value-type="float">
            <text:p>131.1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7192" calcext:value-type="float">
            <text:p>131.4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1168" calcext:value-type="float">
            <text:p>133.5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836" calcext:value-type="float">
            <text:p>139.2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2256" calcext:value-type="float">
            <text:p>133.1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252" calcext:value-type="float">
            <text:p>134.4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412" calcext:value-type="float">
            <text:p>139.6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2096" calcext:value-type="float">
            <text:p>139.4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08384" calcext:value-type="float">
            <text:p>138.7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8928" calcext:value-type="float">
            <text:p>134.6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0232" calcext:value-type="float">
            <text:p>136.7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6632" calcext:value-type="float">
            <text:p>142.2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48992" calcext:value-type="float">
            <text:p>142.0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0328" calcext:value-type="float">
            <text:p>142.0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0488" calcext:value-type="float">
            <text:p>143.3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8296" calcext:value-type="float">
            <text:p>143.3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3864" calcext:value-type="float">
            <text:p>140.6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1624" calcext:value-type="float">
            <text:p>137.9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68632" calcext:value-type="float">
            <text:p>139.1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236" calcext:value-type="float">
            <text:p>140.8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43936" calcext:value-type="float">
            <text:p>142.7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5536" calcext:value-type="float">
            <text:p>145.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6264" calcext:value-type="float">
            <text:p>148.4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2392" calcext:value-type="float">
            <text:p>154.0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72768" calcext:value-type="float">
            <text:p>153.9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2392" calcext:value-type="float">
            <text:p>154.0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5448" calcext:value-type="float">
            <text:p>153.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45336" calcext:value-type="float">
            <text:p>153.9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81912" calcext:value-type="float">
            <text:p>153.9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55776" calcext:value-type="float">
            <text:p>153.6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6448" calcext:value-type="float">
            <text:p>152.9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97152" calcext:value-type="float">
            <text:p>153.9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716" calcext:value-type="float">
            <text:p>153.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73408" calcext:value-type="float">
            <text:p>151.4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40464" calcext:value-type="float">
            <text:p>151.5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50776" calcext:value-type="float">
            <text:p>151.7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91624" calcext:value-type="float">
            <text:p>149.3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27744" calcext:value-type="float">
            <text:p>148.8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61656" calcext:value-type="float">
            <text:p>147.3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36944" calcext:value-type="float">
            <text:p>146.2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3128" calcext:value-type="float">
            <text:p>141.6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97192" calcext:value-type="float">
            <text:p>146.6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2744" calcext:value-type="float">
            <text:p>146.9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51728" calcext:value-type="float">
            <text:p>145.6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884" calcext:value-type="float">
            <text:p>139.3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8504" calcext:value-type="float">
            <text:p>139.6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7812" calcext:value-type="float">
            <text:p>144.9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616" calcext:value-type="float">
            <text:p>144.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54576" calcext:value-type="float">
            <text:p>144.0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98" calcext:value-type="float">
            <text:p>143.1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584" calcext:value-type="float">
            <text:p>141.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8296" calcext:value-type="float">
            <text:p>139.5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0656" calcext:value-type="float">
            <text:p>139.3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3816" calcext:value-type="float">
            <text:p>137.9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38" calcext:value-type="float">
            <text:p>137.0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072" calcext:value-type="float">
            <text:p>131.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7184" calcext:value-type="float">
            <text:p>132.9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684" calcext:value-type="float">
            <text:p>130.9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8736" calcext:value-type="float">
            <text:p>131.6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6712" calcext:value-type="float">
            <text:p>127.6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2056" calcext:value-type="float">
            <text:p>127.7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5608" calcext:value-type="float">
            <text:p>128.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9672" calcext:value-type="float">
            <text:p>128.4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08936" calcext:value-type="float">
            <text:p>129.4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4912" calcext:value-type="float">
            <text:p>128.4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7432" calcext:value-type="float">
            <text:p>125.7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74368" calcext:value-type="float">
            <text:p>128.6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776" calcext:value-type="float">
            <text:p>126.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3188" calcext:value-type="float">
            <text:p>125.5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7376" calcext:value-type="float">
            <text:p>128.3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9776" calcext:value-type="float">
            <text:p>128.5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5136" calcext:value-type="float">
            <text:p>125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9744" calcext:value-type="float">
            <text:p>126.7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7376" calcext:value-type="float">
            <text:p>124.5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6688" calcext:value-type="float">
            <text:p>124.3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6736" calcext:value-type="float">
            <text:p>123.2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312" calcext:value-type="float">
            <text:p>124.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1296" calcext:value-type="float">
            <text:p>125.4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2088" calcext:value-type="float">
            <text:p>125.6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8928" calcext:value-type="float">
            <text:p>123.2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51848" calcext:value-type="float">
            <text:p>123.7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26752" calcext:value-type="float">
            <text:p>124.1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0344" calcext:value-type="float">
            <text:p>127.7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9672" calcext:value-type="float">
            <text:p>128.4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0112" calcext:value-type="float">
            <text:p>124.3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7208" calcext:value-type="float">
            <text:p>124.7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15872" calcext:value-type="float">
            <text:p>128.5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9304" calcext:value-type="float">
            <text:p>130.8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3792" calcext:value-type="float">
            <text:p>130.9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2776" calcext:value-type="float">
            <text:p>129.6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6016" calcext:value-type="float">
            <text:p>128.9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92568" calcext:value-type="float">
            <text:p>121.8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8888" calcext:value-type="float">
            <text:p>122.9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88296" calcext:value-type="float">
            <text:p>124.2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55424" calcext:value-type="float">
            <text:p>126.4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8384" calcext:value-type="float">
            <text:p>131.0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3352" calcext:value-type="float">
            <text:p>131.2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09904" calcext:value-type="float">
            <text:p>128.0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0136" calcext:value-type="float">
            <text:p>131.3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31824" calcext:value-type="float">
            <text:p>128.1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548" calcext:value-type="float">
            <text:p>131.4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01416" calcext:value-type="float">
            <text:p>130.2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54528" calcext:value-type="float">
            <text:p>129.9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0384" calcext:value-type="float">
            <text:p>124.2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0432" calcext:value-type="float">
            <text:p>123.0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2408" calcext:value-type="float">
            <text:p>124.4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8536" calcext:value-type="float">
            <text:p>126.2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90648" calcext:value-type="float">
            <text:p>129.3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7864" calcext:value-type="float">
            <text:p>126.9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0892" calcext:value-type="float">
            <text:p>124.7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65152" calcext:value-type="float">
            <text:p>126.5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5512" calcext:value-type="float">
            <text:p>125.6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112" calcext:value-type="float">
            <text:p>127.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7944" calcext:value-type="float">
            <text:p>131.3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3096" calcext:value-type="float">
            <text:p>128.4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61464" calcext:value-type="float">
            <text:p>129.0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3264" calcext:value-type="float">
            <text:p>128.2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9904" calcext:value-type="float">
            <text:p>131.8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27808" calcext:value-type="float">
            <text:p>129.5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9752" calcext:value-type="float">
            <text:p>125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6952" calcext:value-type="float">
            <text:p>125.7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2704" calcext:value-type="float">
            <text:p>127.5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224" calcext:value-type="float">
            <text:p>128.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9824" calcext:value-type="float">
            <text:p>127.3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1208" calcext:value-type="float">
            <text:p>126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4688" calcext:value-type="float">
            <text:p>127.4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12696" calcext:value-type="float">
            <text:p>129.0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89096" calcext:value-type="float">
            <text:p>130.6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3128" calcext:value-type="float">
            <text:p>133.9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7184" calcext:value-type="float">
            <text:p>136.7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3768" calcext:value-type="float">
            <text:p>135.3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5872" calcext:value-type="float">
            <text:p>136.1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2072" calcext:value-type="float">
            <text:p>136.2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3112" calcext:value-type="float">
            <text:p>133.1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8416" calcext:value-type="float">
            <text:p>132.8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684" calcext:value-type="float">
            <text:p>130.9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9672" calcext:value-type="float">
            <text:p>128.4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30968" calcext:value-type="float">
            <text:p>124.3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224" calcext:value-type="float">
            <text:p>124.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1808" calcext:value-type="float">
            <text:p>123.4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6264" calcext:value-type="float">
            <text:p>121.7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3456" calcext:value-type="float">
            <text:p>119.8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696" calcext:value-type="float">
            <text:p>120.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412" calcext:value-type="float">
            <text:p>120.5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0736" calcext:value-type="float">
            <text:p>120.9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16952" calcext:value-type="float">
            <text:p>121.9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0368" calcext:value-type="float">
            <text:p>123.3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6608" calcext:value-type="float">
            <text:p>127.5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1064" calcext:value-type="float">
            <text:p>125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07168" calcext:value-type="float">
            <text:p>124.4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2408" calcext:value-type="float">
            <text:p>124.4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0672" calcext:value-type="float">
            <text:p>132.6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192" calcext:value-type="float">
            <text:p>133.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236" calcext:value-type="float">
            <text:p>136.9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1144" calcext:value-type="float">
            <text:p>137.9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122" calcext:value-type="float">
            <text:p>135.7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97544" calcext:value-type="float">
            <text:p>135.7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6704" calcext:value-type="float">
            <text:p>132.8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3928" calcext:value-type="float">
            <text:p>132.7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4136" calcext:value-type="float">
            <text:p>132.9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868" calcext:value-type="float">
            <text:p>138.0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6608" calcext:value-type="float">
            <text:p>135.1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5792" calcext:value-type="float">
            <text:p>135.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1984" calcext:value-type="float">
            <text:p>137.0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7416" calcext:value-type="float">
            <text:p>136.2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9944" calcext:value-type="float">
            <text:p>135.9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20432" calcext:value-type="float">
            <text:p>134.5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1384" calcext:value-type="float">
            <text:p>132.2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3752" calcext:value-type="float">
            <text:p>134.4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108" calcext:value-type="float">
            <text:p>138.1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9152" calcext:value-type="float">
            <text:p>135.7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5112" calcext:value-type="float">
            <text:p>141.4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7968" calcext:value-type="float">
            <text:p>142.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7224" calcext:value-type="float">
            <text:p>140.8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62536" calcext:value-type="float">
            <text:p>139.1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63904" calcext:value-type="float">
            <text:p>140.9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6224" calcext:value-type="float">
            <text:p>140.4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4504" calcext:value-type="float">
            <text:p>138.1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0744" calcext:value-type="float">
            <text:p>138.5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3064" calcext:value-type="float">
            <text:p>138.0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7536" calcext:value-type="float">
            <text:p>137.2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4424" calcext:value-type="float">
            <text:p>137.5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0864" calcext:value-type="float">
            <text:p>135.6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7864" calcext:value-type="float">
            <text:p>134.5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3304" calcext:value-type="float">
            <text:p>132.3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9696" calcext:value-type="float">
            <text:p>127.8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348" calcext:value-type="float">
            <text:p>126.9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0744" calcext:value-type="float">
            <text:p>130.9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6696" calcext:value-type="float">
            <text:p>126.7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3624" calcext:value-type="float">
            <text:p>127.2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7512" calcext:value-type="float">
            <text:p>126.3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3144" calcext:value-type="float">
            <text:p>119.6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5936" calcext:value-type="float">
            <text:p>120.6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47304" calcext:value-type="float">
            <text:p>122.4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972" calcext:value-type="float">
            <text:p>123.4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5192" calcext:value-type="float">
            <text:p>126.8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912" calcext:value-type="float">
            <text:p>130.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9608" calcext:value-type="float">
            <text:p>128.6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368" calcext:value-type="float">
            <text:p>128.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3488" calcext:value-type="float">
            <text:p>129.2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6568" calcext:value-type="float">
            <text:p>127.2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33704" calcext:value-type="float">
            <text:p>127.9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98864" calcext:value-type="float">
            <text:p>123.4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9352" calcext:value-type="float">
            <text:p>125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1304" calcext:value-type="float">
            <text:p>127.7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192" calcext:value-type="float">
            <text:p>125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3216" calcext:value-type="float">
            <text:p>121.7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6736" calcext:value-type="float">
            <text:p>127.0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8736" calcext:value-type="float">
            <text:p>127.8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588" calcext:value-type="float">
            <text:p>127.0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05872" calcext:value-type="float">
            <text:p>124.7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66048" calcext:value-type="float">
            <text:p>123.0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732" calcext:value-type="float">
            <text:p>123.3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584" calcext:value-type="float">
            <text:p>122.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0096" calcext:value-type="float">
            <text:p>123.4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10272" calcext:value-type="float">
            <text:p>121.8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6136" calcext:value-type="float">
            <text:p>118.4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53656" calcext:value-type="float">
            <text:p>121.4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7976" calcext:value-type="float">
            <text:p>121.7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2072" calcext:value-type="float">
            <text:p>120.9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6936" calcext:value-type="float">
            <text:p>117.2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6568" calcext:value-type="float">
            <text:p>119.6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4656" calcext:value-type="float">
            <text:p>121.8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1464" calcext:value-type="float">
            <text:p>117.6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65464" calcext:value-type="float">
            <text:p>122.9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1144" calcext:value-type="float">
            <text:p>122.6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28544" calcext:value-type="float">
            <text:p>117.1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5512" calcext:value-type="float">
            <text:p>118.0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248" calcext:value-type="float">
            <text:p>118.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704" calcext:value-type="float">
            <text:p>121.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7472" calcext:value-type="float">
            <text:p>118.4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9144" calcext:value-type="float">
            <text:p>118.1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9928" calcext:value-type="float">
            <text:p>119.8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13904" calcext:value-type="float">
            <text:p>121.9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94" calcext:value-type="float">
            <text:p>120.9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45552" calcext:value-type="float">
            <text:p>122.1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7144" calcext:value-type="float">
            <text:p>121.1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1688" calcext:value-type="float">
            <text:p>126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6672" calcext:value-type="float">
            <text:p>123.4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6976" calcext:value-type="float">
            <text:p>128.9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86744" calcext:value-type="float">
            <text:p>125.5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2264" calcext:value-type="float">
            <text:p>127.8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21368" calcext:value-type="float">
            <text:p>123.7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976" calcext:value-type="float">
            <text:p>123.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72744" calcext:value-type="float">
            <text:p>127.8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2408" calcext:value-type="float">
            <text:p>128.2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6512" calcext:value-type="float">
            <text:p>129.8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11856" calcext:value-type="float">
            <text:p>129.9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4144" calcext:value-type="float">
            <text:p>131.4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05888" calcext:value-type="float">
            <text:p>129.4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7472" calcext:value-type="float">
            <text:p>129.8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9072" calcext:value-type="float">
            <text:p>131.2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18992" calcext:value-type="float">
            <text:p>130.6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0624" calcext:value-type="float">
            <text:p>129.9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18" calcext:value-type="float">
            <text:p>128.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44472" calcext:value-type="float">
            <text:p>128.7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6392" calcext:value-type="float">
            <text:p>128.8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696" calcext:value-type="float">
            <text:p>128.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336" calcext:value-type="float">
            <text:p>122.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5456" calcext:value-type="float">
            <text:p>124.4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5864" calcext:value-type="float">
            <text:p>122.3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564" calcext:value-type="float">
            <text:p>117.5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0184" calcext:value-type="float">
            <text:p>118.8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9032" calcext:value-type="float">
            <text:p>119.5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5744" calcext:value-type="float">
            <text:p>117.5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5456" calcext:value-type="float">
            <text:p>116.8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7632" calcext:value-type="float">
            <text:p>112.1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1696" calcext:value-type="float">
            <text:p>113.3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7256" calcext:value-type="float">
            <text:p>115.9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0872" calcext:value-type="float">
            <text:p>118.9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1424" calcext:value-type="float">
            <text:p>117.3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4408" calcext:value-type="float">
            <text:p>113.7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9008" calcext:value-type="float">
            <text:p>116.2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5024" calcext:value-type="float">
            <text:p>119.4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4352" calcext:value-type="float">
            <text:p>120.1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8144" calcext:value-type="float">
            <text:p>117.7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4752" calcext:value-type="float">
            <text:p>115.7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0776" calcext:value-type="float">
            <text:p>117.4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484" calcext:value-type="float">
            <text:p>114.9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2024" calcext:value-type="float">
            <text:p>118.3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7744" calcext:value-type="float">
            <text:p>118.3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6008" calcext:value-type="float">
            <text:p>115.1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3384" calcext:value-type="float">
            <text:p>113.9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2472" calcext:value-type="float">
            <text:p>112.7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9944" calcext:value-type="float">
            <text:p>113.0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1728" calcext:value-type="float">
            <text:p>111.3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4992" calcext:value-type="float">
            <text:p>110.0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8464" calcext:value-type="float">
            <text:p>112.6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4944" calcext:value-type="float">
            <text:p>111.1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6272" calcext:value-type="float">
            <text:p>112.6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2664" calcext:value-type="float">
            <text:p>111.9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2168" calcext:value-type="float">
            <text:p>114.8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8712" calcext:value-type="float">
            <text:p>113.1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8816" calcext:value-type="float">
            <text:p>113.2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3832" calcext:value-type="float">
            <text:p>116.0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9008" calcext:value-type="float">
            <text:p>112.4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3656" calcext:value-type="float">
            <text:p>113.8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9816" calcext:value-type="float">
            <text:p>117.3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0592" calcext:value-type="float">
            <text:p>112.9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0904" calcext:value-type="float">
            <text:p>113.1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3504" calcext:value-type="float">
            <text:p>114.9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004" calcext:value-type="float">
            <text:p>118.4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5848" calcext:value-type="float">
            <text:p>117.6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9672" calcext:value-type="float">
            <text:p>113.1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0336" calcext:value-type="float">
            <text:p>113.9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9936" calcext:value-type="float">
            <text:p>114.5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2184" calcext:value-type="float">
            <text:p>115.7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972" calcext:value-type="float">
            <text:p>119.6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9976" calcext:value-type="float">
            <text:p>118.6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5736" calcext:value-type="float">
            <text:p>119.0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9656" calcext:value-type="float">
            <text:p>119.9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9112" calcext:value-type="float">
            <text:p>120.1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5952" calcext:value-type="float">
            <text:p>121.5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3252" calcext:value-type="float">
            <text:p>123.0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988" calcext:value-type="float">
            <text:p>124.7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2624" calcext:value-type="float">
            <text:p>126.9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7448" calcext:value-type="float">
            <text:p>130.4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388" calcext:value-type="float">
            <text:p>133.9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4152" calcext:value-type="float">
            <text:p>133.8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8272" calcext:value-type="float">
            <text:p>132.4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4928" calcext:value-type="float">
            <text:p>129.3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9128" calcext:value-type="float">
            <text:p>136.2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7288" calcext:value-type="float">
            <text:p>136.7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3592" calcext:value-type="float">
            <text:p>136.9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0136" calcext:value-type="float">
            <text:p>135.2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8448" calcext:value-type="float">
            <text:p>130.8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5824" calcext:value-type="float">
            <text:p>129.6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5912" calcext:value-type="float">
            <text:p>128.8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5976" calcext:value-type="float">
            <text:p>132.3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98952" calcext:value-type="float">
            <text:p>130.2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73656" calcext:value-type="float">
            <text:p>129.0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4248" calcext:value-type="float">
            <text:p>127.7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1984" calcext:value-type="float">
            <text:p>125.6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0336" calcext:value-type="float">
            <text:p>125.3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4472" calcext:value-type="float">
            <text:p>121.1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6512" calcext:value-type="float">
            <text:p>122.2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4528" calcext:value-type="float">
            <text:p>122.3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5168" calcext:value-type="float">
            <text:p>116.0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0136" calcext:value-type="float">
            <text:p>116.1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8728" calcext:value-type="float">
            <text:p>114.0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1616" calcext:value-type="float">
            <text:p>120.3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8416" calcext:value-type="float">
            <text:p>121.4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1744" calcext:value-type="float">
            <text:p>116.0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8408" calcext:value-type="float">
            <text:p>119.0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7928" calcext:value-type="float">
            <text:p>119.0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1512" calcext:value-type="float">
            <text:p>120.3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756" calcext:value-type="float">
            <text:p>113.8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1968" calcext:value-type="float">
            <text:p>113.2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9" calcext:value-type="float">
            <text:p>113.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7608" calcext:value-type="float">
            <text:p>120.3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9768" calcext:value-type="float">
            <text:p>118.5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212" calcext:value-type="float">
            <text:p>112.2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4328" calcext:value-type="float">
            <text:p>113.1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3104" calcext:value-type="float">
            <text:p>107.8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7856" calcext:value-type="float">
            <text:p>109.3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3728" calcext:value-type="float">
            <text:p>112.1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2176" calcext:value-type="float">
            <text:p>109.6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7792" calcext:value-type="float">
            <text:p>109.5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3224" calcext:value-type="float">
            <text:p>112.6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6288" calcext:value-type="float">
            <text:p>113.5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4416" calcext:value-type="float">
            <text:p>112.2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1344" calcext:value-type="float">
            <text:p>109.0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8168" calcext:value-type="float">
            <text:p>109.5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9968" calcext:value-type="float">
            <text:p>112.5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376" calcext:value-type="float">
            <text:p>113.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5296" calcext:value-type="float">
            <text:p>115.5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2712" calcext:value-type="float">
            <text:p>118.4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0864" calcext:value-type="float">
            <text:p>116.6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8504" calcext:value-type="float">
            <text:p>116.8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7216" calcext:value-type="float">
            <text:p>115.6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7536" calcext:value-type="float">
            <text:p>118.2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7104" calcext:value-type="float">
            <text:p>117.0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6208" calcext:value-type="float">
            <text:p>116.7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5744" calcext:value-type="float">
            <text:p>117.5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8016" calcext:value-type="float">
            <text:p>114.4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2352" calcext:value-type="float">
            <text:p>115.5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724" calcext:value-type="float">
            <text:p>118.8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21696" calcext:value-type="float">
            <text:p>124.8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7928" calcext:value-type="float">
            <text:p>122.8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3048" calcext:value-type="float">
            <text:p>125.7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68512" calcext:value-type="float">
            <text:p>122.9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0984" calcext:value-type="float">
            <text:p>125.2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3808" calcext:value-type="float">
            <text:p>124.1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5232" calcext:value-type="float">
            <text:p>123.3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3288" calcext:value-type="float">
            <text:p>120.0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6992" calcext:value-type="float">
            <text:p>122.2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5716" calcext:value-type="float">
            <text:p>122.0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792" calcext:value-type="float">
            <text:p>124.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5576" calcext:value-type="float">
            <text:p>125.3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47504" calcext:value-type="float">
            <text:p>124.0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10601</text:p>
          </table:table-cell>
          <table:table-cell office:value-type="string" calcext:value-type="string">
            <text:p>196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892" calcext:value-type="float">
            <text:p>67.5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24" meta:object-count="0"/>
    <meta:user-defined meta:name="AppVersion">3.0</meta:user-defined>
  </office:meta>
</office:document-meta>
</file>